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Text_20_body">
      <style:text-properties officeooo:rsid="000f3b7b" officeooo:paragraph-rsid="000f3b7b"/>
    </style:style>
    <style:style style:name="P3" style:family="paragraph" style:parent-style-name="Standard">
      <style:text-properties officeooo:rsid="00016c62" officeooo:paragraph-rsid="00016c62"/>
    </style:style>
    <style:style style:name="P4" style:family="paragraph" style:parent-style-name="Standard">
      <style:paragraph-properties fo:text-align="center" style:justify-single-word="false"/>
      <style:text-properties officeooo:rsid="00016c62" officeooo:paragraph-rsid="00016c62"/>
    </style:style>
    <style:style style:name="P5" style:family="paragraph" style:parent-style-name="Standard">
      <style:text-properties officeooo:rsid="00016c62" officeooo:paragraph-rsid="0002af0d"/>
    </style:style>
    <style:style style:name="P6" style:family="paragraph" style:parent-style-name="Standard">
      <style:text-properties officeooo:rsid="00016c62" officeooo:paragraph-rsid="00040a9b"/>
    </style:style>
    <style:style style:name="P7" style:family="paragraph" style:parent-style-name="Standard">
      <style:text-properties officeooo:rsid="00016c62" officeooo:paragraph-rsid="000d92b8"/>
    </style:style>
    <style:style style:name="P8" style:family="paragraph" style:parent-style-name="Standard">
      <style:text-properties officeooo:rsid="0002af0d" officeooo:paragraph-rsid="0002af0d"/>
    </style:style>
    <style:style style:name="P9" style:family="paragraph" style:parent-style-name="Standard">
      <style:text-properties officeooo:rsid="0002af0d" officeooo:paragraph-rsid="00040a9b"/>
    </style:style>
    <style:style style:name="P10" style:family="paragraph" style:parent-style-name="Standard">
      <style:text-properties officeooo:rsid="00049cee" officeooo:paragraph-rsid="00049cee"/>
    </style:style>
    <style:style style:name="P11" style:family="paragraph" style:parent-style-name="Standard" style:list-style-name="L1">
      <style:text-properties officeooo:rsid="00049cee" officeooo:paragraph-rsid="00049cee"/>
    </style:style>
    <style:style style:name="P12" style:family="paragraph" style:parent-style-name="Standard">
      <style:text-properties officeooo:rsid="00049cee" officeooo:paragraph-rsid="00082796"/>
    </style:style>
    <style:style style:name="P13" style:family="paragraph" style:parent-style-name="Standard">
      <style:text-properties fo:font-style="italic" officeooo:rsid="00049cee" officeooo:paragraph-rsid="00049cee" style:font-style-asian="italic" style:font-style-complex="italic"/>
    </style:style>
    <style:style style:name="P14" style:family="paragraph" style:parent-style-name="Standard">
      <style:text-properties officeooo:rsid="00068d26" officeooo:paragraph-rsid="00068d26"/>
    </style:style>
    <style:style style:name="P15" style:family="paragraph" style:parent-style-name="Standard">
      <style:text-properties officeooo:rsid="00068d26" officeooo:paragraph-rsid="00082796"/>
    </style:style>
    <style:style style:name="P16" style:family="paragraph" style:parent-style-name="Standard">
      <style:text-properties officeooo:rsid="00068d26" officeooo:paragraph-rsid="000e1c48"/>
    </style:style>
    <style:style style:name="P17" style:family="paragraph" style:parent-style-name="Standard">
      <style:text-properties officeooo:rsid="00082796" officeooo:paragraph-rsid="00082796"/>
    </style:style>
    <style:style style:name="P18" style:family="paragraph" style:parent-style-name="Standard">
      <style:text-properties officeooo:rsid="00082796" officeooo:paragraph-rsid="0008c168"/>
    </style:style>
    <style:style style:name="P19" style:family="paragraph" style:parent-style-name="Standard">
      <style:text-properties officeooo:rsid="00082796" officeooo:paragraph-rsid="000d92b8"/>
    </style:style>
    <style:style style:name="P20" style:family="paragraph" style:parent-style-name="Standard">
      <style:text-properties officeooo:rsid="0008c168" officeooo:paragraph-rsid="0008c168"/>
    </style:style>
    <style:style style:name="P21" style:family="paragraph" style:parent-style-name="Standard">
      <style:text-properties officeooo:rsid="0008c168" officeooo:paragraph-rsid="0009f4ee"/>
    </style:style>
    <style:style style:name="P22" style:family="paragraph" style:parent-style-name="Standard">
      <style:text-properties officeooo:rsid="0008c168" officeooo:paragraph-rsid="000b30da"/>
    </style:style>
    <style:style style:name="P23" style:family="paragraph" style:parent-style-name="Standard">
      <style:text-properties officeooo:rsid="0009f4ee" officeooo:paragraph-rsid="0009f4ee"/>
    </style:style>
    <style:style style:name="P24" style:family="paragraph" style:parent-style-name="Standard">
      <style:text-properties officeooo:rsid="0009f4ee" officeooo:paragraph-rsid="000b30da"/>
    </style:style>
    <style:style style:name="P25" style:family="paragraph" style:parent-style-name="Standard">
      <style:text-properties officeooo:rsid="0009f4ee" officeooo:paragraph-rsid="000d16ff"/>
    </style:style>
    <style:style style:name="P26" style:family="paragraph" style:parent-style-name="Standard">
      <style:text-properties officeooo:paragraph-rsid="000b30da"/>
    </style:style>
    <style:style style:name="P27" style:family="paragraph" style:parent-style-name="Standard">
      <style:text-properties officeooo:rsid="000b30da" officeooo:paragraph-rsid="000b30da"/>
    </style:style>
    <style:style style:name="P28" style:family="paragraph" style:parent-style-name="Standard">
      <style:text-properties officeooo:rsid="000d16ff" officeooo:paragraph-rsid="000d16ff"/>
    </style:style>
    <style:style style:name="P29" style:family="paragraph" style:parent-style-name="Standard">
      <style:text-properties officeooo:rsid="000d92b8" officeooo:paragraph-rsid="000d92b8"/>
    </style:style>
    <style:style style:name="P30" style:family="paragraph" style:parent-style-name="Standard">
      <style:text-properties officeooo:rsid="000df5ba" officeooo:paragraph-rsid="000df5ba"/>
    </style:style>
    <style:style style:name="P31" style:family="paragraph" style:parent-style-name="Standard">
      <style:text-properties officeooo:rsid="000e1c48" officeooo:paragraph-rsid="000e1c48"/>
    </style:style>
    <style:style style:name="P32" style:family="paragraph" style:parent-style-name="Standard">
      <style:text-properties officeooo:rsid="000e1da7" officeooo:paragraph-rsid="000e1da7"/>
    </style:style>
    <style:style style:name="P33" style:family="paragraph" style:parent-style-name="Standard">
      <style:text-properties officeooo:paragraph-rsid="000e1da7"/>
    </style:style>
    <style:style style:name="P34" style:family="paragraph" style:parent-style-name="Standard">
      <style:text-properties officeooo:rsid="000f3b7b" officeooo:paragraph-rsid="000f3b7b"/>
    </style:style>
    <style:style style:name="P35" style:family="paragraph" style:parent-style-name="Standard">
      <style:text-properties officeooo:rsid="000f3b7b" officeooo:paragraph-rsid="000fa0ae"/>
    </style:style>
    <style:style style:name="P36" style:family="paragraph" style:parent-style-name="Standard">
      <style:text-properties officeooo:paragraph-rsid="000f3b7b"/>
    </style:style>
    <style:style style:name="P37" style:family="paragraph" style:parent-style-name="Heading_20_3">
      <style:paragraph-properties fo:break-before="page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d16ff"/>
    </style:style>
    <style:style style:name="T3" style:family="text">
      <style:text-properties officeooo:rsid="0002af0d"/>
    </style:style>
    <style:style style:name="T4" style:family="text">
      <style:text-properties officeooo:rsid="00040a9b"/>
    </style:style>
    <style:style style:name="T5" style:family="text">
      <style:text-properties officeooo:rsid="00049cee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049cee"/>
    </style:style>
    <style:style style:name="T8" style:family="text">
      <style:text-properties officeooo:rsid="00068d26"/>
    </style:style>
    <style:style style:name="T9" style:family="text">
      <style:text-properties officeooo:rsid="00082796"/>
    </style:style>
    <style:style style:name="T10" style:family="text">
      <style:text-properties officeooo:rsid="0009f4ee"/>
    </style:style>
    <style:style style:name="T11" style:family="text">
      <style:text-properties officeooo:rsid="000b30da"/>
    </style:style>
    <style:style style:name="T12" style:family="text">
      <style:text-properties officeooo:rsid="000d16ff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officeooo:rsid="000d92b8"/>
    </style:style>
    <style:style style:name="T15" style:family="text">
      <style:text-properties officeooo:rsid="000df5ba"/>
    </style:style>
    <style:style style:name="T16" style:family="text">
      <style:text-properties officeooo:rsid="000e1c48"/>
    </style:style>
    <style:style style:name="T17" style:family="text">
      <style:text-properties officeooo:rsid="000e1da7"/>
    </style:style>
    <style:style style:name="T18" style:family="text">
      <style:text-properties style:font-name="Courier New"/>
    </style:style>
    <style:style style:name="T19" style:family="text">
      <style:text-properties style:font-name="Courier New" officeooo:rsid="000e1da7"/>
    </style:style>
    <style:style style:name="T20" style:family="text">
      <style:text-properties officeooo:rsid="000f3b7b"/>
    </style:style>
    <style:style style:name="T21" style:family="text">
      <style:text-properties officeooo:rsid="000fa0a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near Polarized Light</text:p>
      <text:p text:style-name="P4">by Sven Nilsen, 2021</text:p>
      <text:p text:style-name="P3"/>
      <text:p text:style-name="P13">In this paper I formalize <text:span text:style-name="T21">a simple model for </text:span>linear polarized light.</text:p>
      <text:p text:style-name="P3"/>
      <text:p text:style-name="P3">Linear polarized light is a building block for understanding the more general theory of photons<text:span text:style-name="T1"><text:reference-ref text:reference-format="text" text:ref-name="photon">[1]</text:reference-ref></text:span>.</text:p>
      <text:p text:style-name="P3"><text:span text:style-name="T5">In this paper</text:span> I will focus on the classical physics of light as a wave.</text:p>
      <text:p text:style-name="P3"/>
      <text:p text:style-name="P10">The formalization of linear polarized light consists of two parts:</text:p>
      <text:p text:style-name="P10"/>
      <text:list xml:id="list8947600245293514944" text:style-name="L1">
        <text:list-item>
          <text:p text:style-name="P11">The external model</text:p>
        </text:list-item>
        <text:list-item>
          <text:p text:style-name="P11">The internal model</text:p>
        </text:list-item>
      </text:list>
      <text:p text:style-name="P3"/>
      <text:h text:style-name="Heading_20_3" text:outline-level="3">The External Model</text:h>
      <text:p text:style-name="P14">The external model only deals with how linear polarized light is embedded in 3D space.</text:p>
      <text:p text:style-name="P10"/>
      <text:p text:style-name="P10">The external model is an extended ray<text:span text:style-name="T1"><text:reference-ref text:reference-format="text" text:ref-name="ray optics">[2]</text:reference-ref></text:span><text:span text:style-name="T1"><text:reference-ref text:reference-format="text" text:ref-name="ray geometry">[3]</text:reference-ref></text:span> with an “up” vector:</text:p>
      <text:p text:style-name="P3"/>
      <text:p text:style-name="P3"><text:tab/>ray_pos : ℝ<text:span text:style-name="T1">3</text:span><text:span text:style-name="T6"><text:tab/><text:tab/><text:tab/></text:span><text:span text:style-name="T7">the position of the light beam</text:span></text:p>
      <text:p text:style-name="P3"><text:tab/>ray_dir : ℝ<text:span text:style-name="T1">3</text:span><text:span text:style-name="T6"><text:tab/><text:tab/><text:tab/></text:span><text:span text:style-name="T7">the direction of the light beam</text:span></text:p>
      <text:p text:style-name="P6"><text:tab/><text:span text:style-name="T4">ray_up : </text:span>ℝ<text:span text:style-name="T1">3</text:span><text:span text:style-name="T6"><text:tab/><text:tab/><text:tab/></text:span><text:span text:style-name="T7">the up direction of the light beam</text:span></text:p>
      <text:p text:style-name="P3"/>
      <text:p text:style-name="P10">The reason one needs an “up” vector, is because one needs a coordinate system<text:span text:style-name="T1"><text:reference-ref text:reference-format="text" text:ref-name="coordinate system">[4]</text:reference-ref></text:span> to describe how the linear polarization angle is embedded in 3D space. The up vector is orthogonal to the ray direction:</text:p>
      <text:p text:style-name="P10"/>
      <text:p text:style-name="P12"><text:tab/>ray_dir · ray_up = 0<text:tab/><text:tab/><text:tab/><text:span text:style-name="T8">where `·` is the dot product</text:span></text:p>
      <text:p text:style-name="P12"/>
      <text:p text:style-name="P17">There is a corresponding <text:span text:style-name="T16">left</text:span> direction which is derived from the ray direction and up direction:</text:p>
      <text:p text:style-name="P12"/>
      <text:p text:style-name="P15"><text:tab/>ray_<text:span text:style-name="T16">left</text:span> = ray_<text:span text:style-name="T15">up</text:span> ⨯ ray_<text:span text:style-name="T15">dir</text:span><text:tab/><text:tab/>where `<text:span text:style-name="T6">⨯` is the cross product</text:span></text:p>
      <text:p text:style-name="P3"/>
      <text:p text:style-name="P14">The electric field is associated with the coordinate system of the up vector.<text:line-break/><text:span text:style-name="T9">T</text:span>he magnetic field is associated with the coordinate system of the <text:span text:style-name="T16">left</text:span> vector.</text:p>
      <text:p text:style-name="P14">Both `ray_dir` and `ray_up` have length 1.<text:line-break/>This means the triple cross product cancels <text:span text:style-name="T20">(proof in appendix)</text:span>:</text:p>
      <text:p text:style-name="P14"/>
      <text:p text:style-name="P14"><text:tab/>ray_dir ⨯ ray_up ⨯ ray_dir = ray_up</text:p>
      <text:p text:style-name="P14"><text:tab/>ray_up ⨯ ray_dir ⨯ ray_up = ray_dir</text:p>
      <text:p text:style-name="P14"/>
      <text:p text:style-name="P14"><text:span text:style-name="T20">T</text:span>he cross product is associative <text:span text:style-name="T20">in this case for two reasons</text:span> <text:span text:style-name="T17">(proofs in appendix)</text:span>.</text:p>
      <text:p text:style-name="P14"/>
      <text:p text:style-name="P14">The cancelling of the triple cross product can be used to <text:span text:style-name="T9">r</text:span>estore directions:</text:p>
      <text:p text:style-name="P14"/>
      <text:p text:style-name="P16"><text:tab/>ray_dir ⨯ ray_<text:span text:style-name="T16">left</text:span> = ray_up</text:p>
      <text:p text:style-name="P16"><text:tab/>ray_<text:span text:style-name="T16">left</text:span> ⨯ ray_up = ray_dir</text:p>
      <text:h text:style-name="P37" text:outline-level="3">The Internal Model</text:h>
      <text:p text:style-name="P17">The internal model only deals with <text:span text:style-name="T10">with</text:span> the information stored intrinsically in linear polarized light.</text:p>
      <text:p text:style-name="P3"/>
      <text:p text:style-name="P5"><text:tab/><text:span text:style-name="T3">amplitude : </text:span>ℝ</text:p>
      <text:p text:style-name="P3"><text:tab/>frequency : ℝ</text:p>
      <text:p text:style-name="P3"><text:tab/>phase : ℝ</text:p>
      <text:p text:style-name="P3"><text:tab/>linear_polarization : ℝ</text:p>
      <text:p text:style-name="P3"/>
      <text:p text:style-name="P3">The electric <text:span text:style-name="T3">and magnetic</text:span> <text:span text:style-name="T3">field magnitude over time is given by:</text:span></text:p>
      <text:p text:style-name="P3"/>
      <text:p text:style-name="P5"><text:tab/><text:span text:style-name="T3">field_magnitude(time : </text:span>ℝ<text:span text:style-name="T3">) = amplitude * sin(phase + time * frequency * τ)</text:span></text:p>
      <text:p text:style-name="P7"/>
      <text:p text:style-name="P19">Here, `*` means multiplication with real numbers.</text:p>
      <text:p text:style-name="P29">This field magnitude is a toy model which is substituted by more realistic models in experiments.</text:p>
      <text:p text:style-name="P29">Using a toy model is sound as long it is not referenced externally beyond `field_magnitude`.</text:p>
      <text:p text:style-name="P5"/>
      <text:p text:style-name="P8">Linear polarization is an angle which describes the orientation of the electric wave orthogonal to the ray direction, where the magnetic wave is oriented 90 degrees <text:span text:style-name="T4">to the right </text:span>relative to the electric wave:</text:p>
      <text:p text:style-name="P8"/>
      <text:p text:style-name="P8"><text:tab/><text:span text:style-name="T4">electric_wave_orientation = linear_polarization</text:span></text:p>
      <text:p text:style-name="P8"/>
      <text:p text:style-name="P9"><text:tab/><text:span text:style-name="T4">magnetic_wave_orientation = linear_polarization + </text:span>τ / <text:span text:style-name="T4">4</text:span></text:p>
      <text:p text:style-name="P9"/>
      <text:p text:style-name="P17">This follows from the magnetic field being associated with the <text:span text:style-name="T16">left</text:span> vector in the external model.</text:p>
      <text:p text:style-name="P17"/>
      <text:p text:style-name="P20">The linear polarization in the internal model might be described using a complex number.</text:p>
      <text:p text:style-name="P20">The reason for doing so is to split up the polarization into components in some coordinate system.</text:p>
      <text:p text:style-name="P20">This is particularly useful when working with polarization filters.</text:p>
      <text:p text:style-name="P20"/>
      <text:p text:style-name="P20">By translating effects of polarization filters to the internal model, one can ignore the external model.</text:p>
      <text:p text:style-name="P18"/>
      <text:h text:style-name="Heading_20_3" text:outline-level="3">Integrating External and Internal Models</text:h>
      <text:p text:style-name="P20">To understand the intrinsic properties of linear polarized light as embedded in space, one needs to integrate the internal model and the external model.</text:p>
      <text:p text:style-name="P20"/>
      <text:p text:style-name="P20">An angle `𝜑` in the internal linear polarized coordinates <text:span text:style-name="T10">is translated to a vector in the external model:</text:span></text:p>
      <text:p text:style-name="P20"/>
      <text:p text:style-name="P21"><text:tab/><text:span text:style-name="T10">external_polarization(</text:span>𝜑 : <text:span text:style-name="T10">ℝ) = </text:span>cos(𝜑) * ray_up + sin(𝜑) * ray_<text:span text:style-name="T16">left</text:span></text:p>
      <text:p text:style-name="P20"/>
      <text:p text:style-name="P23">This can be used to calculate the external electric and magnetic waves:</text:p>
      <text:p text:style-name="P20"/>
      <text:p text:style-name="P21"><text:tab/><text:span text:style-name="T10">external_electric_wave(time : ℝ) =<text:line-break/><text:tab/><text:tab/>field_magnitude(time) * external_polarization(electric_wave_orientation)</text:span></text:p>
      <text:p text:style-name="P21"/>
      <text:p text:style-name="P21"><text:tab/><text:span text:style-name="T10">external_magnetic_wave(time : ℝ) =<text:line-break/><text:tab/><text:tab/>field_magnitude(time) * external_polarization(magnetic_wave_orientation)</text:span></text:p>
      <text:h text:style-name="P37" text:outline-level="3">Propagation Through Space</text:h>
      <text:p text:style-name="P23">Light propagates through vacuum at the speed of light `c`.</text:p>
      <text:p text:style-name="P23">When propagating through a uniform medium, the speed is some fraction `n` of the speed of light.</text:p>
      <text:p text:style-name="P23"/>
      <text:p text:style-name="P23">Since the propagation through a uniform medium <text:span text:style-name="T11">has a constant speed `n * c`,<text:line-break/>t</text:span>his can be used to calculate the external electric and magnetic waves<text:line-break/>at some <text:span text:style-name="T11">time and distance along the direction of the ray.</text:span></text:p>
      <text:p text:style-name="P23"/>
      <text:p text:style-name="P27">To make calculations simpler, one can use a `propagated` function:</text:p>
      <text:p text:style-name="P23"/>
      <text:p text:style-name="P24"><text:tab/><text:span text:style-name="T11">propagated(time : </text:span>ℝ, <text:span text:style-name="T11">distance : </text:span>ℝ<text:span text:style-name="T11">) = time – distance / (n * c)</text:span></text:p>
      <text:p text:style-name="P23"/>
      <text:p text:style-name="P28">Any function of kind `time → …` can be lifted into `(time, distance) → …`.</text:p>
      <text:p text:style-name="P23"/>
      <text:p text:style-name="P25"><text:tab/><text:span text:style-name="T12">propagated_lift{T}(f : </text:span>ℝ →<text:span text:style-name="T12"> T) → (</text:span>ℝ<text:span text:style-name="T2">2</text:span><text:span text:style-name="T12"> → </text:span>ℝ<text:span text:style-name="T12">) = f . propagated</text:span></text:p>
      <text:p text:style-name="P23"/>
      <text:p text:style-name="P28">The `.` is function composition.</text:p>
      <text:p text:style-name="P23"/>
      <text:p text:style-name="P25"><text:tab/><text:span text:style-name="T12">propagated_field_magnitude &lt;=&gt; field_magnitude . propagated</text:span></text:p>
      <text:p text:style-name="P22"><text:span text:style-name="T10"><text:tab/>propagated_external_electric_wave &lt;=&gt; external_electric_wave . propagated</text:span></text:p>
      <text:p text:style-name="P22"><text:tab/><text:span text:style-name="T11">propagated_external_magnetic_wave &lt;=&gt; external_magnetic_wave . propagated</text:span></text:p>
      <text:p text:style-name="P26"/>
      <text:h text:style-name="P1" text:outline-level="2">Appendix</text:h>
      <text:h text:style-name="Heading_20_3" text:outline-level="3">Proof of Cancelling in Cross Product</text:h>
      <text:p text:style-name="P2">The <text:span text:style-name="T21">cancelling in cross products happens for orthogonal vectors of length 1:</text:span></text:p>
      <text:p text:style-name="P34"><text:span text:style-name="T18">∵</text:span><text:tab/><text:span text:style-name="T17">a ⨯ (b ⨯ </text:span>a<text:span text:style-name="T17">) </text:span>= b</text:p>
      <text:p text:style-name="P35"><text:span text:style-name="T19">∴</text:span><text:tab/><text:span text:style-name="T17">(a · </text:span>a<text:span text:style-name="T17">) * b – (a · b) * </text:span>a = b</text:p>
      <text:p text:style-name="P35"><text:span text:style-name="T19">∴</text:span><text:tab/><text:span text:style-name="T17">(a · </text:span>a<text:span text:style-name="T17">) * b </text:span>= b<text:tab/><text:tab/><text:tab/><text:tab/><text:tab/><text:tab/>using `<text:span text:style-name="T17">a · b </text:span>= 0`</text:p>
      <text:p text:style-name="P35"><text:span text:style-name="T19">∴</text:span><text:tab/><text:span text:style-name="T17">a · </text:span>a <text:span text:style-name="T21">= 1</text:span></text:p>
      <text:p text:style-name="P34"/>
      <text:h text:style-name="Heading_20_3" text:outline-level="3"><text:bookmark-start text:name="__RefHeading___Toc138_117118614"/><text:span text:style-name="T20">Two </text:span>Proof<text:span text:style-name="T20">s</text:span> of <text:span text:style-name="T20">Conditional </text:span>Associativity <text:span text:style-name="T20">for</text:span> Cross Product<text:bookmark-end text:name="__RefHeading___Toc138_117118614"/></text:h>
      <text:p text:style-name="P36"><text:span text:style-name="T20">First, I derive an equation to express the condition of associativity for cross product:</text:span></text:p>
      <text:p text:style-name="P36"/>
      <text:p text:style-name="P33"><text:span text:style-name="T18">∵</text:span><text:tab/><text:span text:style-name="T17">a ⨯ (b ⨯ c) = (a ⨯ b) ⨯ c</text:span></text:p>
      <text:p text:style-name="P32"><text:span text:style-name="T18">∴</text:span><text:tab/>(a · c) * b – (a · b) * c = -(c · b) * a + (c · a) * b<text:tab/>triple cross product relation to dot product</text:p>
      <text:p text:style-name="P32"><text:span text:style-name="T18">∴</text:span><text:tab/>(a · c) * b – (c · a) * b – (a · b) * c = -(c · b) * a<text:tab/>moving to other side</text:p>
      <text:p text:style-name="P32"><text:span text:style-name="T18">∴</text:span><text:tab/>-(a · b) * c = -(c · b) * a<text:tab/><text:tab/><text:tab/><text:tab/>using `a · c = c · a`</text:p>
      <text:p text:style-name="P32"><text:span text:style-name="T18">∴</text:span><text:tab/>(a · b) * c = (c · b) * a<text:tab/><text:tab/><text:tab/><text:tab/><text:tab/>flip sign on both sides</text:p>
      <text:p text:style-name="P32"/>
      <text:p text:style-name="P34">One can prove that the condition holds for orthogonal vector:</text:p>
      <text:p text:style-name="P32"/>
      <text:p text:style-name="P32"><text:span text:style-name="T18">∵</text:span><text:tab/>(a · b) * c = (c · b) * a<text:tab/></text:p>
      <text:p text:style-name="P32"><text:span text:style-name="T18">∴</text:span><text:tab/>0 = 0<text:tab/><text:tab/><text:tab/><text:tab/><text:tab/><text:tab/><text:tab/>using `a · b = 0` and `c · b = 0`</text:p>
      <text:p text:style-name="P32"><text:span text:style-name="T18">∴</text:span><text:tab/>true</text:p>
      <text:p text:style-name="P32"><text:tab/>Q.E.D.</text:p>
      <text:p text:style-name="P32"/>
      <text:p text:style-name="P34">Or, one can prove that the condition holds when the first argument is the same as the third:</text:p>
      <text:p text:style-name="P32"/>
      <text:p text:style-name="P33"><text:span text:style-name="T18">∵</text:span><text:tab/><text:span text:style-name="T17">(a · b) * c = (c · b) * a<text:tab/></text:span></text:p>
      <text:p text:style-name="P33"><text:span text:style-name="T19">∴</text:span><text:tab/><text:span text:style-name="T17">(a · b) * a = (a · b) * a<text:tab/><text:tab/><text:tab/><text:tab/><text:tab/>using `c = a`</text:span></text:p>
      <text:p text:style-name="P33"><text:span text:style-name="T19">∴</text:span><text:tab/><text:span text:style-name="T17">true</text:span></text:p>
      <text:p text:style-name="P33"><text:span text:style-name="T19">∴</text:span><text:tab/><text:span text:style-name="T17">Q.E.D.</text:span></text:p>
      <text:h text:style-name="P37" text:outline-level="3">References:</text:h>
      <text:p text:style-name="P28"/>
      <text:p text:style-name="P28"><text:reference-mark-start text:name="photon"/>[1]<text:reference-mark-end text:name="photon"/><text:tab/>“Photon”</text:p>
      <text:p text:style-name="P28"><text:tab/>Wikipedia</text:p>
      <text:p text:style-name="P28"><text:tab/><text:a xlink:type="simple" xlink:href="https://en.wikipedia.org/wiki/Photon" text:style-name="Internet_20_link" text:visited-style-name="Visited_20_Internet_20_Link"><text:span text:style-name="T13">https://en.wikipedia.org/wiki/Photon</text:span></text:a></text:p>
      <text:p text:style-name="P28"/>
      <text:p text:style-name="P29"><text:reference-mark-start text:name="ray optics"/>[2]<text:reference-mark-end text:name="ray optics"/><text:tab/>“Ray (optics)”</text:p>
      <text:p text:style-name="P29"><text:tab/>Wikipedia</text:p>
      <text:p text:style-name="P29"><text:tab/><text:a xlink:type="simple" xlink:href="https://en.wikipedia.org/wiki/Ray_(optics" text:style-name="Internet_20_link" text:visited-style-name="Visited_20_Internet_20_Link"><text:span text:style-name="T13">https://en.wikipedia.org/wiki/Ray_(optics</text:span></text:a><text:span text:style-name="T13">)</text:span></text:p>
      <text:p text:style-name="P29"/>
      <text:p text:style-name="P30"><text:reference-mark-start text:name="ray geometry"/>[3]<text:reference-mark-end text:name="ray geometry"/><text:tab/>“Line (geometry) – Ray”</text:p>
      <text:p text:style-name="P30"><text:tab/>Wikipedia</text:p>
      <text:p text:style-name="P30"><text:tab/><text:a xlink:type="simple" xlink:href="https://en.wikipedia.org/wiki/Line_(geometry)#Ray" text:style-name="Internet_20_link" text:visited-style-name="Visited_20_Internet_20_Link"><text:span text:style-name="T13">https://en.wikipedia.org/wiki/Line_(geometry)#Ray</text:span></text:a></text:p>
      <text:p text:style-name="P30"/>
      <text:p text:style-name="P31"><text:reference-mark-start text:name="coordinate system"/>[4]<text:reference-mark-end text:name="coordinate system"/><text:tab/>“Coordinate system”</text:p>
      <text:p text:style-name="P31"><text:tab/>Wikipedia</text:p>
      <text:p text:style-name="P31"><text:tab/><text:a xlink:type="simple" xlink:href="https://en.wikipedia.org/wiki/Coordinate_system" text:style-name="Internet_20_link" text:visited-style-name="Visited_20_Internet_20_Link"><text:span text:style-name="T13">https://en.wikipedia.org/wiki/Coordinate_system</text:span></text:a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5T10:13:51.926932000</meta:creation-date>
    <dc:date>2021-08-25T16:22:17.394763000</dc:date>
    <meta:editing-duration>PT6M16S</meta:editing-duration>
    <meta:editing-cycles>1</meta:editing-cycles>
    <meta:document-statistic meta:table-count="0" meta:image-count="0" meta:object-count="0" meta:page-count="5" meta:paragraph-count="101" meta:word-count="1020" meta:character-count="5839" meta:non-whitespace-character-count="4846"/>
    <meta:generator>LibreOffice/5.1.2.2$MacOSX_X86_64 LibreOffice_project/d3bf12ecb743fc0d20e0be0c58ca359301eb705f</meta:generator>
  </office:meta>
</office:document-meta>
</file>